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3" table:default-cell-style-name="ce12"/>
        <table:table-column table:style-name="co4" table:default-cell-style-name="ce10"/>
        <table:table-column table:style-name="co3" table:default-cell-style-name="ce17"/>
        <table:table-column table:style-name="co4" table:default-cell-style-name="ce10"/>
        <table:table-column table:style-name="co1" table:default-cell-style-name="ce10"/>
        <table:table-column table:style-name="co5" table:number-columns-repeated="3" table:default-cell-style-name="ce10"/>
        <table:table-column table:style-name="co1" table:default-cell-style-name="ce10"/>
        <table:table-column table:style-name="co3" table:default-cell-style-name="ce22"/>
        <table:table-column table:style-name="co4" table:number-columns-repeated="2" table:default-cell-style-name="ce25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glb_ncv=7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stacked classification model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TwoClassSummary &amp; logLos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Topic Analysis for ##, myOther, etc. ?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Add lag variables by category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Check prediction hint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model id format: ‘&lt;family&gt;#&lt;preproc&gt;#&lt;sampling&gt;#&lt;algorithm&gt;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/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/>
          <table:table-cell table:style-name="ce3" office:value-type="float" office:value="328.814611">
            <text:p>328.81</text:p>
          </table:table-cell>
          <table:table-cell table:style-name="ce3" office:value-type="float" office:value="1037.439449">
            <text:p>1037.44</text:p>
          </table:table-cell>
          <table:table-cell table:style-name="ce6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5" office:value-type="string">
            <text:p>glb_fin_mdl</text:p>
          </table:table-cell>
          <table:table-cell table:style-name="ce18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2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5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5" office:value-type="string">
            <text:p>glb_category_var</text:p>
          </table:table-cell>
          <table:table-cell table:style-name="ce15" office:value-type="string">
            <text:p>err.abs.OOB.sum</text:p>
          </table:table-cell>
          <table:table-cell table:style-name="ce15" office:value-type="string">
            <text:p>err.abs.trn.sum</text:p>
          </table:table-cell>
          <table:table-cell table:style-name="ce15"/>
          <table:table-cell table:style-name="ce24" office:value-type="string">
            <text:p>Metric</text:p>
          </table:table-cell>
          <table:table-cell table:style-name="ce24" office:value-type="string">
            <text:p>Value</text:p>
          </table:table-cell>
          <table:table-cell table:style-name="ce24" office:value-type="string">
            <text:p>% Base</text:p>
          </table:table-cell>
          <table:table-cell table:style-name="ce2"/>
          <table:table-cell table:style-name="ce2" office:value-type="string">
            <text:p>term</text:p>
          </table:table-cell>
          <table:table-cell table:style-name="ce2" office:value-type="string">
            <text:p>weight</text:p>
          </table:table-cell>
          <table:table-cell table:style-name="ce2" office:value-type="string">
            <text:p>freq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cor.y</text:p>
          </table:table-cell>
          <table:table-cell table:style-name="ce2" office:value-type="string">
            <text:p>cor.y.abs</text:p>
          </table:table-cell>
          <table:table-cell table:style-name="ce2" office:value-type="string">
            <text:p>chisq.stat</text:p>
          </table:table-cell>
          <table:table-cell table:style-name="ce2" office:value-type="string">
            <text:p>chisq.pval</text:p>
          </table:table-cell>
          <table:table-cell table:style-name="ce2" office:value-type="string">
            <text:p>nzv.freqRatio</text:p>
          </table:table-cell>
          <table:table-cell table:style-name="ce2" office:value-type="string">
            <text:p>varImp:glb_sel_mdl</text:p>
          </table:table-cell>
          <table:table-cell table:style-name="ce2" office:value-type="string">
            <text:p>varImp:glb_fin_mdl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24" table:number-columns-repeated="3"/>
          <table:table-cell table:style-name="ce2" table:number-columns-repeated="980"/>
        </table:table-row>
        <table:table-row table:style-name="ro3">
          <table:table-cell table:number-columns-repeated="3"/>
          <table:table-cell office:value-type="string">
            <text:p>base:</text:p>
          </table:table-cell>
          <table:table-cell office:value-type="string">
            <text:p>All.X.glmnet</text:p>
          </table:table-cell>
          <table:table-cell/>
          <table:table-cell table:style-name="ce12" office:value-type="string">
            <text:p>Final.glmnet</text:p>
          </table:table-cell>
          <table:table-cell table:number-columns-repeated="2"/>
          <table:table-cell office:value-type="string">
            <text:p>OpEd#Opinion#</text:p>
          </table:table-cell>
          <table:table-cell office:value-type="float" office:value="52.11236621">
            <text:p>52.11</text:p>
          </table:table-cell>
          <table:table-cell office:value-type="float" office:value="189.20017098">
            <text:p>189.20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322">
            <text:p>322.0000</text:p>
          </table:table-cell>
          <table:table-cell table:style-name="ce21" office:value-type="string">
            <text:p>N/A</text:p>
          </table:table-cell>
          <table:table-cell table:number-columns-repeated="2"/>
          <table:table-cell table:style-name="ce3"/>
          <table:table-cell table:number-columns-repeated="977"/>
        </table:table-row>
        <table:table-row table:style-name="ro4">
          <table:table-cell/>
          <table:table-cell table:style-name="ce5" table:formula="of:=[.K46]/[.B10]" office:value-type="percentage" office:value="1.0000000004866">
            <text:p>100.00%</text:p>
          </table:table-cell>
          <table:table-cell table:style-name="ce5" table:formula="of:=[.L46]/[.C10]" office:value-type="percentage" office:value="1.00000000007711">
            <text:p>100.00%</text:p>
          </table:table-cell>
          <table:table-cell office:value-type="string">
            <text:p>Established baseline</text:p>
          </table:table-cell>
          <table:table-cell office:value-type="string">
            <text:p>NDSSName.my.fctrOpEd#Opinion#</text:p>
          </table:table-cell>
          <table:table-cell office:value-type="float" office:value="100">
            <text:p>100.00</text:p>
          </table:table-cell>
          <table:table-cell office:value-type="string">
            <text:p>NDSSName.my.fctrOpEd#Opinion#</text:p>
          </table:table-cell>
          <table:table-cell office:value-type="float" office:value="100">
            <text:p>100.00</text:p>
          </table:table-cell>
          <table:table-cell/>
          <table:table-cell office:value-type="string">
            <text:p>Styles#U.S.#</text:p>
          </table:table-cell>
          <table:table-cell office:value-type="float" office:value="27.39861838">
            <text:p>27.40</text:p>
          </table:table-cell>
          <table:table-cell office:value-type="float" office:value="83.3911768">
            <text:p>83.39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77">
            <text:p>77.0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NDSSName.my.fctrBusiness#Crosswords/Games#</text:p>
          </table:table-cell>
          <table:table-cell office:value-type="float" office:value="98.38173">
            <text:p>98.38</text:p>
          </table:table-cell>
          <table:table-cell office:value-type="string">
            <text:p>NDSSName.my.fctrBusiness#Crosswords/Games#</text:p>
          </table:table-cell>
          <table:table-cell office:value-type="float" office:value="99.96082">
            <text:p>99.96</text:p>
          </table:table-cell>
          <table:table-cell/>
          <table:table-cell office:value-type="string">
            <text:p>Science#Health#</text:p>
          </table:table-cell>
          <table:table-cell office:value-type="float" office:value="25.12604617">
            <text:p>25.13</text:p>
          </table:table-cell>
          <table:table-cell office:value-type="float" office:value="80.38081529">
            <text:p>80.38</text:p>
          </table:table-cell>
          <table:table-cell/>
          <table:table-cell office:value-type="string">
            <text:p>OOBobs errors</text:p>
          </table:table-cell>
          <table:table-cell table:style-name="ce27" table:formula="of:=SUM([.O14:.O15])" office:value-type="float" office:value="399">
            <text:p>399.0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9"/>
          <table:table-cell office:value-type="string">
            <text:p>NDSSName.my.fctr#Opinion#ThePublicEditor</text:p>
          </table:table-cell>
          <table:table-cell office:value-type="float" office:value="87.34197">
            <text:p>87.34</text:p>
          </table:table-cell>
          <table:table-cell office:value-type="string">
            <text:p>NDSSName.my.fctr#Opinion#ThePublicEditor</text:p>
          </table:table-cell>
          <table:table-cell office:value-type="float" office:value="86.61487">
            <text:p>86.61</text:p>
          </table:table-cell>
          <table:table-cell/>
          <table:table-cell office:value-type="string">
            <text:p>Business#Crosswords/Games#</text:p>
          </table:table-cell>
          <table:table-cell office:value-type="float" office:value="9.01410297">
            <text:p>9.01</text:p>
          </table:table-cell>
          <table:table-cell office:value-type="float" office:value="36.8816134">
            <text:p>36.88</text:p>
          </table:table-cell>
          <table:table-cell/>
          <table:table-cell office:value-type="string">
            <text:p>newobs confusion matrix [N]</text:p>
          </table:table-cell>
          <table:table-cell table:style-name="ce10" office:value-type="float" office:value="1144">
            <text:p>1,144.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NDSSName.my.fctrScience#Health#</text:p>
          </table:table-cell>
          <table:table-cell office:value-type="float" office:value="84.05064">
            <text:p>84.05</text:p>
          </table:table-cell>
          <table:table-cell office:value-type="string">
            <text:p>NDSSName.my.fctrScience#Health#</text:p>
          </table:table-cell>
          <table:table-cell office:value-type="float" office:value="82.33065">
            <text:p>82.33</text:p>
          </table:table-cell>
          <table:table-cell/>
          <table:table-cell office:value-type="string">
            <text:p>#Opinion#ThePublicEditor</text:p>
          </table:table-cell>
          <table:table-cell office:value-type="float" office:value="1.97530353">
            <text:p>1.98</text:p>
          </table:table-cell>
          <table:table-cell office:value-type="float" office:value="7.55559605">
            <text:p>7.56</text:p>
          </table:table-cell>
          <table:table-cell/>
          <table:table-cell office:value-type="string">
            <text:p>newobs confusion matrix [Y]</text:p>
          </table:table-cell>
          <table:table-cell table:style-name="ce10" office:value-type="float" office:value="726">
            <text:p>726.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NDSSName.my.fctrStyles#U.S.#</text:p>
          </table:table-cell>
          <table:table-cell office:value-type="float" office:value="80.66804">
            <text:p>80.67</text:p>
          </table:table-cell>
          <table:table-cell office:value-type="string">
            <text:p>NDSSName.my.fctrStyles#U.S.#</text:p>
          </table:table-cell>
          <table:table-cell office:value-type="float" office:value="77.12194">
            <text:p>77.12</text:p>
          </table:table-cell>
          <table:table-cell/>
          <table:table-cell office:value-type="string">
            <text:p>Business#Technology#</text:p>
          </table:table-cell>
          <table:table-cell office:value-type="float" office:value="28.5523212">
            <text:p>28.55</text:p>
          </table:table-cell>
          <table:table-cell office:value-type="float" office:value="76.10301242">
            <text:p>76.10</text:p>
          </table:table-cell>
          <table:table-cell/>
          <table:table-cell office:value-type="string">
            <text:p>newobs dups/hints errors</text:p>
          </table:table-cell>
          <table:table-cell table:style-name="ce10" office:value-type="string">
            <text:p>???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NDSSName.my.fctrBusiness#Technology#</text:p>
          </table:table-cell>
          <table:table-cell office:value-type="float" office:value="43.29623">
            <text:p>43.30</text:p>
          </table:table-cell>
          <table:table-cell office:value-type="string">
            <text:p>NDSSName.my.fctrBusiness#Technology#</text:p>
          </table:table-cell>
          <table:table-cell office:value-type="float" office:value="38.62774">
            <text:p>38.63</text:p>
          </table:table-cell>
          <table:table-cell/>
          <table:table-cell office:value-type="string">
            <text:p>Business#BusinessDay#Dealbook</text:p>
          </table:table-cell>
          <table:table-cell office:value-type="float" office:value="57.75141149">
            <text:p>57.75</text:p>
          </table:table-cell>
          <table:table-cell office:value-type="float" office:value="158.25144897">
            <text:p>158.25</text:p>
          </table:table-cell>
          <table:table-cell/>
          <table:table-cell table:style-name="ce3" office:value-type="string">
            <text:p>max.AUCpROC.OOB:glb_sel_mdl</text:p>
          </table:table-cell>
          <table:table-cell table:style-name="ce28" office:value-type="float" office:value="0.596578">
            <text:p>0.5966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31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office:value-type="string">
            <text:p>WordCount.log1p</text:p>
          </table:table-cell>
          <table:table-cell office:value-type="float" office:value="34.01597">
            <text:p>34.02</text:p>
          </table:table-cell>
          <table:table-cell office:value-type="string">
            <text:p>WordCount.log1p</text:p>
          </table:table-cell>
          <table:table-cell office:value-type="float" office:value="37.4126">
            <text:p>37.41</text:p>
          </table:table-cell>
          <table:table-cell/>
          <table:table-cell office:value-type="string">
            <text:p>##</text:p>
          </table:table-cell>
          <table:table-cell office:value-type="float" office:value="63.39672286">
            <text:p>63.40</text:p>
          </table:table-cell>
          <table:table-cell office:value-type="float" office:value="180.3244919">
            <text:p>180.32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8061009">
            <text:p>0.8061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31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office:value-type="string">
            <text:p>WordCount.root2</text:p>
          </table:table-cell>
          <table:table-cell office:value-type="float" office:value="32.29795">
            <text:p>32.30</text:p>
          </table:table-cell>
          <table:table-cell office:value-type="string">
            <text:p>WordCount.root2</text:p>
          </table:table-cell>
          <table:table-cell office:value-type="float" office:value="32.88366">
            <text:p>32.88</text:p>
          </table:table-cell>
          <table:table-cell/>
          <table:table-cell office:value-type="string">
            <text:p>Metro#N.Y./Region#</text:p>
          </table:table-cell>
          <table:table-cell office:value-type="float" office:value="11.12676976">
            <text:p>11.13</text:p>
          </table:table-cell>
          <table:table-cell office:value-type="float" office:value="30.35960093">
            <text:p>30.36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0.1">
            <text:p>0.1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31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office:value-type="string">
            <text:p>.rnorm</text:p>
          </table:table-cell>
          <table:table-cell office:value-type="float" office:value="31.33944">
            <text:p>31.34</text:p>
          </table:table-cell>
          <table:table-cell office:value-type="string">
            <text:p>.rnorm</text:p>
          </table:table-cell>
          <table:table-cell office:value-type="float" office:value="31.93272">
            <text:p>31.93</text:p>
          </table:table-cell>
          <table:table-cell/>
          <table:table-cell office:value-type="string">
            <text:p>Culture#Arts#</text:p>
          </table:table-cell>
          <table:table-cell office:value-type="float" office:value="28.98681899">
            <text:p>28.99</text:p>
          </table:table-cell>
          <table:table-cell office:value-type="float" office:value="85.20930589">
            <text:p>85.21</text:p>
          </table:table-cell>
          <table:table-cell/>
          <table:table-cell table:style-name="ce3" office:value-type="string">
            <text:p>opt.prob.threshold.fit:glb_sel_mdl</text:p>
          </table:table-cell>
          <table:table-cell table:style-name="ce28" office:value-type="float" office:value="0.4">
            <text:p>0.4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Business#BusinessDay#SmallBusiness</text:p>
          </table:table-cell>
          <table:table-cell office:value-type="float" office:value="3.84496527">
            <text:p>3.84</text:p>
          </table:table-cell>
          <table:table-cell office:value-type="float" office:value="14.98537727">
            <text:p>14.99</text:p>
          </table:table-cell>
          <table:table-cell/>
          <table:table-cell table:style-name="ce3" office:value-type="string">
            <text:p>opt.prob.threshold.fit:glb_fin_mdl</text:p>
          </table:table-cell>
          <table:table-cell table:style-name="ce28" office:value-type="float" office:value="0.4">
            <text:p>0.4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Styles##Fashion</text:p>
          </table:table-cell>
          <table:table-cell office:value-type="float" office:value="1.42711318">
            <text:p>1.43</text:p>
          </table:table-cell>
          <table:table-cell office:value-type="float" office:value="7.36986388">
            <text:p>7.37</text:p>
          </table:table-cell>
          <table:table-cell/>
          <table:table-cell office:value-type="string">
            <text:p>max.Accuracy.OOB:glb_sel_mdl</text:p>
          </table:table-cell>
          <table:table-cell office:value-type="float" office:value="0.7690972">
            <text:p>0.7691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 table:number-columns-repeated="971"/>
        </table:table-row>
        <table:table-row table:style-name="ro3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#Opinion#RoomForDebate</text:p>
          </table:table-cell>
          <table:table-cell office:value-type="float" office:value="1.78910542">
            <text:p>1.79</text:p>
          </table:table-cell>
          <table:table-cell office:value-type="float" office:value="6.46512194">
            <text:p>6.47</text:p>
          </table:table-cell>
          <table:table-cell/>
          <table:table-cell office:value-type="string">
            <text:p>max.Accuracy.fit:glb_sel_mdl</text:p>
          </table:table-cell>
          <table:table-cell table:style-name="ce28" office:value-type="float" office:value="0.9326952">
            <text:p>0.9327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/>
          <table:table-cell table:style-name="ce28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table:style-name="ce13"/>
          <table:table-cell table:number-columns-repeated="4"/>
          <table:table-cell office:value-type="string">
            <text:p>#Multimedia#</text:p>
          </table:table-cell>
          <table:table-cell office:value-type="float" office:value="2.85858104">
            <text:p>2.86</text:p>
          </table:table-cell>
          <table:table-cell office:value-type="float" office:value="9.31950181">
            <text:p>9.32</text:p>
          </table:table-cell>
          <table:table-cell/>
          <table:table-cell office:value-type="string">
            <text:p>max.Accuracy.fit:glb_fin_mdl</text:p>
          </table:table-cell>
          <table:table-cell table:style-name="ce28" office:value-type="float" office:value="0.907124">
            <text:p>0.9071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style-name="ce13"/>
          <table:table-cell table:number-columns-repeated="4"/>
          <table:table-cell office:value-type="string">
            <text:p>Travel#Travel#</text:p>
          </table:table-cell>
          <table:table-cell office:value-type="float" office:value="1.97769164">
            <text:p>1.98</text:p>
          </table:table-cell>
          <table:table-cell office:value-type="float" office:value="6.71907976">
            <text:p>6.72</text:p>
          </table:table-cell>
          <table:table-cell table:number-columns-repeated="5"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 table:number-columns-repeated="971"/>
        </table:table-row>
        <table:table-row table:style-name="ro3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TStyle##</text:p>
          </table:table-cell>
          <table:table-cell office:value-type="float" office:value="5.15834308">
            <text:p>5.16</text:p>
          </table:table-cell>
          <table:table-cell office:value-type="float" office:value="31.23918133">
            <text:p>31.24</text:p>
          </table:table-cell>
          <table:table-cell/>
          <table:table-cell office:value-type="string">
            <text:p>cluster_entropy</text:p>
          </table:table-cell>
          <table:table-cell table:style-name="ce22"/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Foreign#World#AsiaPacific</text:p>
          </table:table-cell>
          <table:table-cell office:value-type="float" office:value="2.69695832">
            <text:p>2.70</text:p>
          </table:table-cell>
          <table:table-cell office:value-type="float" office:value="13.72935437">
            <text:p>13.73</text:p>
          </table:table-cell>
          <table:table-cell table:number-columns-repeated="5"/>
          <table:table-cell table:style-name="ce30"/>
          <table:table-cell table:style-name="ce22"/>
          <table:table-cell table:style-name="ce30" table:number-columns-repeated="6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myOther</text:p>
          </table:table-cell>
          <table:table-cell office:value-type="float" office:value="0.23180569">
            <text:p>0.23</text:p>
          </table:table-cell>
          <table:table-cell office:value-type="float" office:value="2.82545315">
            <text:p>2.83</text:p>
          </table:table-cell>
          <table:table-cell/>
          <table:table-cell office:value-type="string">
            <text:p>Leaderboard (Private)</text:p>
          </table:table-cell>
          <table:table-cell office:value-type="float" office:value="0.89085">
            <text:p>0.8909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6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Culture##</text:p>
          </table:table-cell>
          <table:table-cell office:value-type="float" office:value="0.02849447">
            <text:p>0.03</text:p>
          </table:table-cell>
          <table:table-cell office:value-type="float" office:value="0.05194618">
            <text:p>0.05</text:p>
          </table:table-cell>
          <table:table-cell/>
          <table:table-cell office:value-type="string">
            <text:p>Leaderboard (Private) Rank</text:p>
          </table:table-cell>
          <table:table-cell table:style-name="ce3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/>
          <table:table-cell table:style-name="ce30" table:number-columns-repeated="8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#U.S.#Education</text:p>
          </table:table-cell>
          <table:table-cell office:value-type="float" office:value="2.22191005">
            <text:p>2.22</text:p>
          </table:table-cell>
          <table:table-cell office:value-type="float" office:value="10.77780084">
            <text:p>10.78</text:p>
          </table:table-cell>
          <table:table-cell table:number-columns-repeated="5"/>
          <table:table-cell table:style-name="ce30" table:number-columns-repeated="8"/>
          <table:table-cell table:number-columns-repeated="971"/>
        </table:table-row>
        <table:table-row table:style-name="ro1">
          <table:table-cell table:number-columns-repeated="9"/>
          <table:table-cell table:style-name="Default" office:value-type="string">
            <text:p>Foreign#World#</text:p>
          </table:table-cell>
          <table:table-cell table:style-name="ce3" office:value-type="float" office:value="1.13916144">
            <text:p>1.14</text:p>
          </table:table-cell>
          <table:table-cell table:style-name="ce3" office:value-type="float" office:value="6.29953592">
            <text:p>6.3</text:p>
          </table:table-cell>
          <table:table-cell table:number-columns-repeated="5"/>
          <table:table-cell table:style-name="ce30" table:number-columns-repeated="8"/>
          <table:table-cell table:number-columns-repeated="97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ce30" table:number-columns-repeated="8"/>
          <table:table-cell table:number-columns-repeated="971"/>
        </table:table-row>
        <table:table-row table:style-name="ro1">
          <table:table-cell table:number-columns-repeated="996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5"/>
          <table:table-cell table:style-name="ce29"/>
          <table:table-cell table:number-columns-repeated="98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3" table:number-columns-repeated="2"/>
          <table:table-cell/>
          <table:table-cell table:style-name="ce19"/>
          <table:table-cell table:number-columns-repeated="5"/>
          <table:table-cell table:style-name="ce29"/>
          <table:table-cell table:number-columns-repeated="98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style-name="ce16"/>
          <table:table-cell table:number-columns-repeated="3"/>
          <table:table-cell table:style-name="ce19"/>
          <table:table-cell table:style-name="ce16"/>
          <table:table-cell table:style-name="ce3"/>
          <table:table-cell table:style-name="Default"/>
          <table:table-cell/>
          <table:table-cell table:style-name="ce28"/>
          <table:table-cell table:style-name="ce29"/>
          <table:table-cell table:number-columns-repeated="980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table:style-name="ce3" table:number-columns-repeated="2"/>
          <table:table-cell/>
          <table:table-cell table:style-name="ce19"/>
          <table:table-cell table:number-columns-repeated="5"/>
          <table:table-cell table:style-name="ce29"/>
          <table:table-cell table:number-columns-repeated="980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 table:number-columns-repeated="2"/>
          <table:table-cell table:style-name="ce16"/>
          <table:table-cell/>
          <table:table-cell table:style-name="ce19"/>
          <table:table-cell table:number-columns-repeated="4"/>
          <table:table-cell table:style-name="ce22"/>
          <table:table-cell table:style-name="ce29"/>
          <table:table-cell table:number-columns-repeated="980"/>
        </table:table-row>
        <table:table-row table:style-name="ro1">
          <table:table-cell/>
          <table:table-cell table:style-name="ce5" table:formula="of:=[.B$10]/[.B$10]" office:value-type="percentage" office:value="1">
            <text:p>100.00%</text:p>
          </table:table-cell>
          <table:table-cell table:style-name="ce5" table:formula="of:=[.C$10]/[.C$10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3"/>
          <table:table-cell table:style-name="ce16"/>
          <table:table-cell table:number-columns-repeated="3"/>
          <table:table-cell table:style-name="ce18" office:value-type="string">
            <text:p>Total</text:p>
          </table:table-cell>
          <table:table-cell table:style-name="ce20" table:formula="of:=SUM([.K14:.K34])" office:value-type="float" office:value="328.81461116">
            <text:p>328.81</text:p>
          </table:table-cell>
          <table:table-cell table:style-name="ce20" table:formula="of:=SUM([.L14:.L34])" office:value-type="float" office:value="1037.43944908">
            <text:p>1,037.4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3" table:number-columns-repeated="2"/>
          <table:table-cell table:number-columns-repeated="4"/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number-columns-repeated="984"/>
        </table:table-row>
        <table:table-row table:style-name="ro1" table:number-rows-repeated="1048528">
          <table:table-cell table:number-columns-repeated="996"/>
        </table:table-row>
        <table:table-row table:style-name="ro1"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1/17/2015</text:date>, <text:time>08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1_Classic_Edition$Unix OpenOffice.org_project/Patch 0</meta:generator>
    <dc:date>2015-11-17T08:03:18</dc:date>
    <dc:creator>Balaji Iyengar</dc:creator>
    <meta:editing-duration>PT1361H29M33S</meta:editing-duration>
    <meta:editing-cycles>384</meta:editing-cycles>
    <meta:document-statistic meta:table-count="1" meta:cell-count="206" meta:object-count="0"/>
    <meta:user-defined meta:name=""/>
  </office:meta>
</office:document-meta>
</file>